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0.101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000000" draw:marker-start="Arrowheads_20_1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round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0.635cm" svg:height="2.54cm" svg:x="17.51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6.87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6.24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5.60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4.97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4.33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3.7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3.06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2.43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1.79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1.16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0.52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9.89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9.41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8.78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8.145cm" svg:y="8.62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3.54cm" svg:y1="3.54cm" svg:x2="13.7cm" svg:y2="3.54cm">
          <text:p/>
        </draw:line>
        <draw:custom-shape draw:style-name="gr4" draw:text-style-name="P1" draw:layer="layout" svg:width="1.905cm" svg:height="0.635cm" svg:x="8.62cm" svg:y="3.2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54cm" svg:y1="17.51cm" svg:x2="26.4cm" svg:y2="17.51cm">
          <text:p/>
        </draw:line>
        <draw:frame draw:style-name="gr5" draw:text-style-name="P3" draw:layer="layout" svg:width="3.638cm" svg:height="0.962cm" svg:x="3.54cm" svg:y="1.952cm">
          <draw:text-box>
            <text:p>Process 7</text:p>
          </draw:text-box>
        </draw:frame>
        <draw:frame draw:style-name="gr6" draw:text-style-name="P3" draw:layer="layout" svg:width="3.36cm" svg:height="0.962cm" svg:x="20.5cm" svg:y="10.833cm">
          <draw:text-box>
            <text:p>MMU/TLB</text:p>
          </draw:text-box>
        </draw:frame>
        <draw:frame draw:style-name="gr6" draw:text-style-name="P4" draw:layer="layout" svg:width="2.847cm" svg:height="0.725cm" svg:x="5.445cm" svg:y="5.127cm">
          <draw:text-box>
            <text:p><text:span text:style-name="T1">unpopulated</text:span></text:p>
          </draw:text-box>
        </draw:frame>
        <draw:line draw:style-name="gr7" draw:text-style-name="P2" draw:layer="layout" svg:x1="7.35cm" svg:y1="4.81cm" svg:x2="8.302cm" svg:y2="4.1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836 110" svg:d="M0 0h278 278 280v36 36 38h-278-278-280v-36-36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3:03:13.055191504</meta:creation-date>
    <dc:date>2024-10-28T09:59:20.514531777</dc:date>
    <meta:editing-duration>PT59M7S</meta:editing-duration>
    <meta:editing-cycles>18</meta:editing-cycles>
    <meta:generator>LibreOffice/7.6.7.2$Linux_X86_64 LibreOffice_project/60$Build-2</meta:generator>
    <meta:document-statistic meta:object-count="24"/>
  </office:meta>
</office:document-meta>
</file>